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hat we want people to learn: </text:p>
      <text:p text:style-name="Standard"/>
      <text:p text:style-name="Standard">Basics of command-line</text:p>
      <text:p text:style-name="Standard"/>
      <text:list xml:id="list1309062829" text:style-name="L1">
        <text:list-item>
          <text:p text:style-name="P1">What is a directory?</text:p>
          <text:list>
            <text:list-item>
              <text:p text:style-name="P1">How do you look at what is in a directory? – ls</text:p>
            </text:list-item>
            <text:list-item>
              <text:p text:style-name="P1">How do you move between directories? – cd or dir</text:p>
            </text:list-item>
          </text:list>
        </text:list-item>
        <text:list-item>
          <text:p text:style-name="P1">What is the command-line?</text:p>
        </text:list-item>
        <text:list-item>
          <text:p text:style-name="P1">What is a command?</text:p>
          <text:list>
            <text:list-item>
              <text:p text:style-name="P1">What is an executable?</text:p>
            </text:list-item>
            <text:list-item>
              <text:p text:style-name="P1">What is a python program and how do we execute it?</text:p>
            </text:list-item>
          </text:list>
        </text:list-item>
        <text:list-item>
          <text:p text:style-name="P1">What are options or arguments on a command-line?</text:p>
        </text:list-item>
      </text:list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lena </meta:initial-creator>
    <meta:creation-date>2013-02-19T19:45:23</meta:creation-date>
    <dc:date>2013-03-06T10:19:29</dc:date>
    <dc:creator>selena </dc:creator>
    <meta:editing-duration>PT6M32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11" meta:word-count="74" meta:character-count="339" meta:non-whitespace-character-count="281"/>
  </office:meta>
</office:document-meta>
</file>